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ille <text:s/>briquette ? Poids ? 400X200x200</text:p>
      <text:p text:style-name="Standard"/>
      <text:p text:style-name="Standard">Trie couleurs/type plastique </text:p>
      <text:p text:style-name="Standard"/>
      <text:p text:style-name="Standard">Vérifier expérimentalement la fusion pièces </text:p>
      <text:p text:style-name="Standard">Plus haute ou plus base que valeur théorique </text:p>
      <text:p text:style-name="Standard"/>
      <text:p text:style-name="Standard">Nuisance a la fonte du plastique ?</text:p>
      <text:p text:style-name="Standard">Faut t'il un filtre a cause des rejet de gaze potentiel ?</text:p>
      <text:p text:style-name="Standard"/>
      <text:p text:style-name="Standard">Besoin liquidité pour remplir le moule ?</text:p>
      <text:p text:style-name="Standard">Sortie d'air ?</text:p>
      <text:p text:style-name="Standard"/>
      <text:p text:style-name="Standard">2 solutions :</text:p>
      <text:list xml:id="list2043622411433696768" text:style-name="L1">
        <text:list-item>
          <text:p text:style-name="P1">Suffisamment liquide pour coller au moule compacte</text:p>
        </text:list-item>
        <text:list-item>
          <text:p text:style-name="P1">Extrudé si il n'est pas assez liquide </text:p>
        </text:list-item>
      </text:list>
      <text:p text:style-name="Standard"/>
      <text:p text:style-name="Standard">Voire par une expérience : </text:p>
      <text:list xml:id="list3952310676305048499" text:style-name="L2">
        <text:list-item>
          <text:p text:style-name="P2">Fondre dans un petit récipient sur une plaque chauffante en alu/métal pour le chauffer et trouver la température de fusion. Puis a la fin de la fusion étudier les caractéristique de la « galette » (résistance, couleurs...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JANETTI</meta:initial-creator>
    <meta:creation-date>2017-09-29T15:48:07.09</meta:creation-date>
    <meta:document-statistic meta:table-count="0" meta:image-count="0" meta:object-count="0" meta:page-count="1" meta:paragraph-count="13" meta:word-count="113" meta:character-count="655"/>
    <dc:date>2017-09-29T15:56:15.66</dc:date>
    <dc:creator>Maurice JANETTI</dc:creator>
    <meta:editing-duration>PT8M9S</meta:editing-duration>
    <meta:editing-cycles>1</meta:editing-cycles>
    <meta:generator>OpenOffice/4.0.1$Win32 OpenOffice.org_project/401m5$Build-9714</meta:generator>
  </office:meta>
</office:document-meta>
</file>